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4.0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Assignment</text:p>
          </table:table-cell>
          <table:table-cell/>
        </table:table-row>
        <table:table-row table:style-name="ro1">
          <table:table-cell office:value-type="string" calcext:value-type="string">
            <text:p>Tue, July 6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, July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, July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, July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, July 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, July 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y 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, July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, July 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, July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, July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y 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, July 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, July 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, July 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, July 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y 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, July 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, July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, Augus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, August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ust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, August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, August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, August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, August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ust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, August 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, August 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, August 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, August 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ust 18</text:p>
          </table:table-cell>
          <table:table-cell table:number-columns-repeated="3"/>
        </table:table-row>
      </table:table>
      <table:table table:name="Directions" table:style-name="ta1"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extendoffice.com/documents/excel/2583-excel-autofill-date-weekday.html" xlink:type="simple">Date formatting with Excel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extendoffice.com/documents/excel/2583-excel-autofill-date-weekday.html" xlink:type="simple">Sheet → Fill cells → fill series → click Weekday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ablebits.com/office-addins-blog/2015/04/08/convert-date-text-excel/" xlink:type="simple">Convert Dates to Text</text:a></text:p>
          </table:table-cell>
        </table:table-row>
        <table:table-row table:style-name="ro1">
          <table:table-cell/>
          <table:table-cell office:value-type="string" calcext:value-type="string">
            <text:p>Save table as .csv file</text:p>
          </table:table-cell>
        </table:table-row>
        <table:table-row table:style-name="ro1">
          <table:table-cell/>
          <table:table-cell office:value-type="string" calcext:value-type="string">
            <text:p><text:a xlink:href="https://vidigest.com/2018/12/02/generating-an-html-table-from-file-data-using-python-3/" xlink:type="simple">HTML Table with Python</text:a></text:p>
          </table:table-cell>
        </table:table-row>
        <table:table-row table:style-name="ro1">
          <table:table-cell/>
          <table:table-cell office:value-type="string" calcext:value-type="string">
            <text:p>Run Python script to convert table into HTML Table</text:p>
          </table:table-cell>
        </table:table-row>
      </table:table>
      <table:table table:name="Steps 1 - 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Assignment</text:p>
          </table:table-cell>
          <table:table-cell/>
        </table:table-row>
        <table:table-row table:style-name="ro1">
          <table:table-cell office:value-type="date" office:date-value="2021-07-06" calcext:value-type="date">
            <text:p>Tuesday, July 06, 2021</text:p>
          </table:table-cell>
          <table:table-cell office:value-type="string" calcext:value-type="string">
            <text:p>Introduction</text:p>
          </table:table-cell>
          <table:table-cell/>
          <table:table-cell table:formula="of:=TEXT([.A2]; &quot;ddd, mmmm d&quot;)" office:value-type="string" office:string-value="Tue, July 6" calcext:value-type="string">
            <text:p>Tue, July 6</text:p>
          </table:table-cell>
        </table:table-row>
        <table:table-row table:style-name="ro1">
          <table:table-cell office:value-type="date" office:date-value="2021-07-07" calcext:value-type="date">
            <text:p>Wednesday, July 07, 2021</text:p>
          </table:table-cell>
          <table:table-cell table:number-columns-repeated="2"/>
          <table:table-cell table:formula="of:=TEXT([.A3]; &quot;ddd, mmmm d&quot;)" office:value-type="string" office:string-value="Wed, July 7" calcext:value-type="string">
            <text:p>Wed, July 7</text:p>
          </table:table-cell>
        </table:table-row>
        <table:table-row table:style-name="ro1">
          <table:table-cell office:value-type="date" office:date-value="2021-07-08" calcext:value-type="date">
            <text:p>Thursday, July 08, 2021</text:p>
          </table:table-cell>
          <table:table-cell table:number-columns-repeated="2"/>
          <table:table-cell table:formula="of:=TEXT([.A4]; &quot;ddd, mmmm d&quot;)" office:value-type="string" office:string-value="Thu, July 8" calcext:value-type="string">
            <text:p>Thu, July 8</text:p>
          </table:table-cell>
        </table:table-row>
        <table:table-row table:style-name="ro1">
          <table:table-cell office:value-type="date" office:date-value="2021-07-09" calcext:value-type="date">
            <text:p>Friday, July 09, 2021</text:p>
          </table:table-cell>
          <table:table-cell table:number-columns-repeated="2"/>
          <table:table-cell table:formula="of:=TEXT([.A5]; &quot;ddd, mmmm d&quot;)" office:value-type="string" office:string-value="Fri, July 9" calcext:value-type="string">
            <text:p>Fri, July 9</text:p>
          </table:table-cell>
        </table:table-row>
        <table:table-row table:style-name="ro1">
          <table:table-cell office:value-type="date" office:date-value="2021-07-12" calcext:value-type="date">
            <text:p>Monday, July 12, 2021</text:p>
          </table:table-cell>
          <table:table-cell table:number-columns-repeated="2"/>
          <table:table-cell table:formula="of:=TEXT([.A6]; &quot;ddd, mmmm d&quot;)" office:value-type="string" office:string-value="Mon, July 12" calcext:value-type="string">
            <text:p>Mon, July 12</text:p>
          </table:table-cell>
        </table:table-row>
        <table:table-row table:style-name="ro1">
          <table:table-cell office:value-type="date" office:date-value="2021-07-13" calcext:value-type="date">
            <text:p>Tuesday, July 13, 2021</text:p>
          </table:table-cell>
          <table:table-cell table:number-columns-repeated="2"/>
          <table:table-cell table:formula="of:=TEXT([.A7]; &quot;ddd, mmmm d&quot;)" office:value-type="string" office:string-value="Tue, July 13" calcext:value-type="string">
            <text:p>Tue, July 13</text:p>
          </table:table-cell>
        </table:table-row>
        <table:table-row table:style-name="ro1">
          <table:table-cell office:value-type="date" office:date-value="2021-07-14" calcext:value-type="date">
            <text:p>Wednesday, July 14, 2021</text:p>
          </table:table-cell>
          <table:table-cell table:number-columns-repeated="2"/>
          <table:table-cell table:formula="of:=TEXT([.A8]; &quot;ddd, mmmm d&quot;)" office:value-type="string" office:string-value="Wed, July 14" calcext:value-type="string">
            <text:p>Wed, July 14</text:p>
          </table:table-cell>
        </table:table-row>
        <table:table-row table:style-name="ro1">
          <table:table-cell office:value-type="date" office:date-value="2021-07-15" calcext:value-type="date">
            <text:p>Thursday, July 15, 2021</text:p>
          </table:table-cell>
          <table:table-cell table:number-columns-repeated="2"/>
          <table:table-cell table:formula="of:=TEXT([.A9]; &quot;ddd, mmmm d&quot;)" office:value-type="string" office:string-value="Thu, July 15" calcext:value-type="string">
            <text:p>Thu, July 15</text:p>
          </table:table-cell>
        </table:table-row>
        <table:table-row table:style-name="ro1">
          <table:table-cell office:value-type="date" office:date-value="2021-07-16" calcext:value-type="date">
            <text:p>Friday, July 16, 2021</text:p>
          </table:table-cell>
          <table:table-cell table:number-columns-repeated="2"/>
          <table:table-cell table:formula="of:=TEXT([.A10]; &quot;ddd, mmmm d&quot;)" office:value-type="string" office:string-value="Fri, July 16" calcext:value-type="string">
            <text:p>Fri, July 16</text:p>
          </table:table-cell>
        </table:table-row>
        <table:table-row table:style-name="ro1">
          <table:table-cell office:value-type="date" office:date-value="2021-07-19" calcext:value-type="date">
            <text:p>Monday, July 19, 2021</text:p>
          </table:table-cell>
          <table:table-cell table:number-columns-repeated="2"/>
          <table:table-cell table:formula="of:=TEXT([.A11]; &quot;ddd, mmmm d&quot;)" office:value-type="string" office:string-value="Mon, July 19" calcext:value-type="string">
            <text:p>Mon, July 19</text:p>
          </table:table-cell>
        </table:table-row>
        <table:table-row table:style-name="ro1">
          <table:table-cell office:value-type="date" office:date-value="2021-07-20" calcext:value-type="date">
            <text:p>Tuesday, July 20, 2021</text:p>
          </table:table-cell>
          <table:table-cell table:number-columns-repeated="2"/>
          <table:table-cell table:formula="of:=TEXT([.A12]; &quot;ddd, mmmm d&quot;)" office:value-type="string" office:string-value="Tue, July 20" calcext:value-type="string">
            <text:p>Tue, July 20</text:p>
          </table:table-cell>
        </table:table-row>
        <table:table-row table:style-name="ro1">
          <table:table-cell office:value-type="date" office:date-value="2021-07-21" calcext:value-type="date">
            <text:p>Wednesday, July 21, 2021</text:p>
          </table:table-cell>
          <table:table-cell table:number-columns-repeated="2"/>
          <table:table-cell table:formula="of:=TEXT([.A13]; &quot;ddd, mmmm d&quot;)" office:value-type="string" office:string-value="Wed, July 21" calcext:value-type="string">
            <text:p>Wed, July 21</text:p>
          </table:table-cell>
        </table:table-row>
        <table:table-row table:style-name="ro1">
          <table:table-cell office:value-type="date" office:date-value="2021-07-22" calcext:value-type="date">
            <text:p>Thursday, July 22, 2021</text:p>
          </table:table-cell>
          <table:table-cell table:number-columns-repeated="2"/>
          <table:table-cell table:formula="of:=TEXT([.A14]; &quot;ddd, mmmm d&quot;)" office:value-type="string" office:string-value="Thu, July 22" calcext:value-type="string">
            <text:p>Thu, July 22</text:p>
          </table:table-cell>
        </table:table-row>
        <table:table-row table:style-name="ro1">
          <table:table-cell office:value-type="date" office:date-value="2021-07-23" calcext:value-type="date">
            <text:p>Friday, July 23, 2021</text:p>
          </table:table-cell>
          <table:table-cell table:number-columns-repeated="2"/>
          <table:table-cell table:formula="of:=TEXT([.A15]; &quot;ddd, mmmm d&quot;)" office:value-type="string" office:string-value="Fri, July 23" calcext:value-type="string">
            <text:p>Fri, July 23</text:p>
          </table:table-cell>
        </table:table-row>
        <table:table-row table:style-name="ro1">
          <table:table-cell office:value-type="date" office:date-value="2021-07-26" calcext:value-type="date">
            <text:p>Monday, July 26, 2021</text:p>
          </table:table-cell>
          <table:table-cell table:number-columns-repeated="2"/>
          <table:table-cell table:formula="of:=TEXT([.A16]; &quot;ddd, mmmm d&quot;)" office:value-type="string" office:string-value="Mon, July 26" calcext:value-type="string">
            <text:p>Mon, July 26</text:p>
          </table:table-cell>
        </table:table-row>
        <table:table-row table:style-name="ro1">
          <table:table-cell office:value-type="date" office:date-value="2021-07-27" calcext:value-type="date">
            <text:p>Tuesday, July 27, 2021</text:p>
          </table:table-cell>
          <table:table-cell table:number-columns-repeated="2"/>
          <table:table-cell table:formula="of:=TEXT([.A17]; &quot;ddd, mmmm d&quot;)" office:value-type="string" office:string-value="Tue, July 27" calcext:value-type="string">
            <text:p>Tue, July 27</text:p>
          </table:table-cell>
        </table:table-row>
        <table:table-row table:style-name="ro1">
          <table:table-cell office:value-type="date" office:date-value="2021-07-28" calcext:value-type="date">
            <text:p>Wednesday, July 28, 2021</text:p>
          </table:table-cell>
          <table:table-cell table:number-columns-repeated="2"/>
          <table:table-cell table:formula="of:=TEXT([.A18]; &quot;ddd, mmmm d&quot;)" office:value-type="string" office:string-value="Wed, July 28" calcext:value-type="string">
            <text:p>Wed, July 28</text:p>
          </table:table-cell>
        </table:table-row>
        <table:table-row table:style-name="ro1">
          <table:table-cell office:value-type="date" office:date-value="2021-07-29" calcext:value-type="date">
            <text:p>Thursday, July 29, 2021</text:p>
          </table:table-cell>
          <table:table-cell table:number-columns-repeated="2"/>
          <table:table-cell table:formula="of:=TEXT([.A19]; &quot;ddd, mmmm d&quot;)" office:value-type="string" office:string-value="Thu, July 29" calcext:value-type="string">
            <text:p>Thu, July 29</text:p>
          </table:table-cell>
        </table:table-row>
        <table:table-row table:style-name="ro1">
          <table:table-cell office:value-type="date" office:date-value="2021-07-30" calcext:value-type="date">
            <text:p>Friday, July 30, 2021</text:p>
          </table:table-cell>
          <table:table-cell table:number-columns-repeated="2"/>
          <table:table-cell table:formula="of:=TEXT([.A20]; &quot;ddd, mmmm d&quot;)" office:value-type="string" office:string-value="Fri, July 30" calcext:value-type="string">
            <text:p>Fri, July 30</text:p>
          </table:table-cell>
        </table:table-row>
        <table:table-row table:style-name="ro1">
          <table:table-cell office:value-type="date" office:date-value="2021-08-02" calcext:value-type="date">
            <text:p>Monday, August 02, 2021</text:p>
          </table:table-cell>
          <table:table-cell table:number-columns-repeated="2"/>
          <table:table-cell table:formula="of:=TEXT([.A21]; &quot;ddd, mmmm d&quot;)" office:value-type="string" office:string-value="Mon, August 2" calcext:value-type="string">
            <text:p>Mon, August 2</text:p>
          </table:table-cell>
        </table:table-row>
        <table:table-row table:style-name="ro1">
          <table:table-cell office:value-type="date" office:date-value="2021-08-03" calcext:value-type="date">
            <text:p>Tuesday, August 03, 2021</text:p>
          </table:table-cell>
          <table:table-cell table:number-columns-repeated="2"/>
          <table:table-cell table:formula="of:=TEXT([.A22]; &quot;ddd, mmmm d&quot;)" office:value-type="string" office:string-value="Tue, August 3" calcext:value-type="string">
            <text:p>Tue, August 3</text:p>
          </table:table-cell>
        </table:table-row>
        <table:table-row table:style-name="ro1">
          <table:table-cell office:value-type="date" office:date-value="2021-08-04" calcext:value-type="date">
            <text:p>Wednesday, August 04, 2021</text:p>
          </table:table-cell>
          <table:table-cell table:number-columns-repeated="2"/>
          <table:table-cell table:formula="of:=TEXT([.A23]; &quot;ddd, mmmm d&quot;)" office:value-type="string" office:string-value="Wed, August 4" calcext:value-type="string">
            <text:p>Wed, August 4</text:p>
          </table:table-cell>
        </table:table-row>
        <table:table-row table:style-name="ro1">
          <table:table-cell office:value-type="date" office:date-value="2021-08-05" calcext:value-type="date">
            <text:p>Thursday, August 05, 2021</text:p>
          </table:table-cell>
          <table:table-cell table:number-columns-repeated="2"/>
          <table:table-cell table:formula="of:=TEXT([.A24]; &quot;ddd, mmmm d&quot;)" office:value-type="string" office:string-value="Thu, August 5" calcext:value-type="string">
            <text:p>Thu, August 5</text:p>
          </table:table-cell>
        </table:table-row>
        <table:table-row table:style-name="ro1">
          <table:table-cell office:value-type="date" office:date-value="2021-08-06" calcext:value-type="date">
            <text:p>Friday, August 06, 2021</text:p>
          </table:table-cell>
          <table:table-cell table:number-columns-repeated="2"/>
          <table:table-cell table:formula="of:=TEXT([.A25]; &quot;ddd, mmmm d&quot;)" office:value-type="string" office:string-value="Fri, August 6" calcext:value-type="string">
            <text:p>Fri, August 6</text:p>
          </table:table-cell>
        </table:table-row>
        <table:table-row table:style-name="ro1">
          <table:table-cell office:value-type="date" office:date-value="2021-08-09" calcext:value-type="date">
            <text:p>Monday, August 09, 2021</text:p>
          </table:table-cell>
          <table:table-cell table:number-columns-repeated="2"/>
          <table:table-cell table:formula="of:=TEXT([.A26]; &quot;ddd, mmmm d&quot;)" office:value-type="string" office:string-value="Mon, August 9" calcext:value-type="string">
            <text:p>Mon, August 9</text:p>
          </table:table-cell>
        </table:table-row>
        <table:table-row table:style-name="ro1">
          <table:table-cell office:value-type="date" office:date-value="2021-08-10" calcext:value-type="date">
            <text:p>Tuesday, August 10, 2021</text:p>
          </table:table-cell>
          <table:table-cell table:number-columns-repeated="2"/>
          <table:table-cell table:formula="of:=TEXT([.A27]; &quot;ddd, mmmm d&quot;)" office:value-type="string" office:string-value="Tue, August 10" calcext:value-type="string">
            <text:p>Tue, August 10</text:p>
          </table:table-cell>
        </table:table-row>
        <table:table-row table:style-name="ro1">
          <table:table-cell office:value-type="date" office:date-value="2021-08-11" calcext:value-type="date">
            <text:p>Wednesday, August 11, 2021</text:p>
          </table:table-cell>
          <table:table-cell table:number-columns-repeated="2"/>
          <table:table-cell table:formula="of:=TEXT([.A28]; &quot;ddd, mmmm d&quot;)" office:value-type="string" office:string-value="Wed, August 11" calcext:value-type="string">
            <text:p>Wed, August 11</text:p>
          </table:table-cell>
        </table:table-row>
        <table:table-row table:style-name="ro1">
          <table:table-cell office:value-type="date" office:date-value="2021-08-12" calcext:value-type="date">
            <text:p>Thursday, August 12, 2021</text:p>
          </table:table-cell>
          <table:table-cell table:number-columns-repeated="2"/>
          <table:table-cell table:formula="of:=TEXT([.A29]; &quot;ddd, mmmm d&quot;)" office:value-type="string" office:string-value="Thu, August 12" calcext:value-type="string">
            <text:p>Thu, August 12</text:p>
          </table:table-cell>
        </table:table-row>
        <table:table-row table:style-name="ro1">
          <table:table-cell office:value-type="date" office:date-value="2021-08-13" calcext:value-type="date">
            <text:p>Friday, August 13, 2021</text:p>
          </table:table-cell>
          <table:table-cell table:number-columns-repeated="2"/>
          <table:table-cell table:formula="of:=TEXT([.A30]; &quot;ddd, mmmm d&quot;)" office:value-type="string" office:string-value="Fri, August 13" calcext:value-type="string">
            <text:p>Fri, August 13</text:p>
          </table:table-cell>
        </table:table-row>
        <table:table-row table:style-name="ro1">
          <table:table-cell office:value-type="date" office:date-value="2021-08-16" calcext:value-type="date">
            <text:p>Monday, August 16, 2021</text:p>
          </table:table-cell>
          <table:table-cell table:number-columns-repeated="2"/>
          <table:table-cell table:formula="of:=TEXT([.A31]; &quot;ddd, mmmm d&quot;)" office:value-type="string" office:string-value="Mon, August 16" calcext:value-type="string">
            <text:p>Mon, August 16</text:p>
          </table:table-cell>
        </table:table-row>
        <table:table-row table:style-name="ro1">
          <table:table-cell office:value-type="date" office:date-value="2021-08-17" calcext:value-type="date">
            <text:p>Tuesday, August 17, 2021</text:p>
          </table:table-cell>
          <table:table-cell table:number-columns-repeated="2"/>
          <table:table-cell table:formula="of:=TEXT([.A32]; &quot;ddd, mmmm d&quot;)" office:value-type="string" office:string-value="Tue, August 17" calcext:value-type="string">
            <text:p>Tue, August 17</text:p>
          </table:table-cell>
        </table:table-row>
        <table:table-row table:style-name="ro1">
          <table:table-cell office:value-type="date" office:date-value="2021-08-18" calcext:value-type="date">
            <text:p>Wednesday, August 18, 2021</text:p>
          </table:table-cell>
          <table:table-cell table:number-columns-repeated="2"/>
          <table:table-cell table:formula="of:=TEXT([.A33]; &quot;ddd, mmmm d&quot;)" office:value-type="string" office:string-value="Wed, August 18" calcext:value-type="string">
            <text:p>Wed, August 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6:28:52.298557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8T16:29:57.885709116</dc:date>
    <meta:editing-duration>PT28M24S</meta:editing-duration>
    <meta:editing-cycles>7</meta:editing-cycles>
    <meta:generator>LibreOffice/6.4.7.2$Linux_X86_64 LibreOffice_project/40$Build-2</meta:generator>
    <meta:document-statistic meta:table-count="3" meta:cell-count="110" meta:object-count="0"/>
  </office:meta>
</office:document-meta>
</file>